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Пререквизиты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Ключевые слова</text:span></text:p>
                <text:list>
                  <text:list-header>
                    <text:p>отношение “быть частным случаем чего-то”, наследование, иерархия наследования, базовый класс, класс-наследник, виртуальный метод, интерфейс, полиморфизм</text:p>
                  </text:list-header>
                </text:list>
                <text:p/>
                <text:p><text:span text:style-name="T1">Источники</text:span></text:p>
                <text:list>
                  <text:list-header>
                    <text:p>лекция “Наследование”</text:p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16:53:07.17</meta:creation-date>
    <dc:date>2015-11-20T12:04:20.45</dc:date>
    <meta:editing-duration>PT6S</meta:editing-duration>
    <meta:editing-cycles>4</meta:editing-cycles>
    <meta:generator>LibreOffice/4.0.4.2$Windows_x86 LibreOffice_project/9e9821abd0ffdbc09cd8c52eaa574fa09eb08f2</meta:generator>
    <meta:document-statistic meta:object-count="25"/>
  </office:meta>
</office:document-meta>
</file>